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题目：基于局部线性嵌入特征提取的支持向量机分类研究</text:p>
      <text:p text:style-name="Standard"/>
      <text:p text:style-name="Standard">改进的pso:致力于找到所有极小值点</text:p>
      <text:p text:style-name="Standard"/>
      <text:p text:style-name="Standard">想法：多种群并行</text:p>
      <text:p text:style-name="Standard"><text:tab/>种群迁徙</text:p>
      <text:p text:style-name="Standard"/>
      <text:p text:style-name="Standard">点：</text:p>
      <text:list xml:id="list891337731" text:style-name="L1">
        <text:list-item>
          <text:p text:style-name="P1">LLE算法------和其他降维算法比较</text:p>
        </text:list-item>
        <text:list-item>
          <text:p text:style-name="P1">优化算法</text:p>
        </text:list-item>
        <text:list-item>
          <text:p text:style-name="P1">SVM</text:p>
        </text:list-item>
        <text:list-item>
          <text:p text:style-name="P1">SM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w </meta:initial-creator>
    <meta:creation-date>2014-05-19T09:42:44</meta:creation-date>
    <meta:generator>LibreOffice/3.5$Linux_x86 LibreOffice_project/350m1$Build-2</meta:generator>
    <dc:date>2014-05-20T15:47:46</dc:date>
    <dc:creator>yw </dc:creator>
    <meta:editing-duration>PT4H55M41S</meta:editing-duration>
    <meta:editing-cycles>9</meta:editing-cycles>
    <meta:document-statistic meta:table-count="0" meta:image-count="0" meta:object-count="0" meta:page-count="1" meta:paragraph-count="9" meta:word-count="38" meta:character-count="96" meta:non-whitespace-character-count="98"/>
  </office:meta>
</office:document-meta>
</file>